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atang" svg:font-family="Batang, 바탕"/>
    <style:font-face style:name="Lohit Hindi1" svg:font-family="'Lohit Hindi'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7" style:family="table">
      <style:table-properties style:width="16.307cm" fo:margin-left="-0.191cm" table:align="left" style:writing-mode="lr-tb"/>
    </style:style>
    <style:style style:name="Table17.A" style:family="table-column">
      <style:table-column-properties style:column-width="6.569cm"/>
    </style:style>
    <style:style style:name="Table17.B" style:family="table-column">
      <style:table-column-properties style:column-width="3.261cm"/>
    </style:style>
    <style:style style:name="Table17.C" style:family="table-column">
      <style:table-column-properties style:column-width="4.824cm"/>
    </style:style>
    <style:style style:name="Table17.D" style:family="table-column">
      <style:table-column-properties style:column-width="1.653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7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7.A3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8" style:family="table">
      <style:table-properties style:width="17.092cm" fo:margin-left="-0.191cm" table:align="left" style:writing-mode="lr-tb"/>
    </style:style>
    <style:style style:name="Table18.A" style:family="table-column">
      <style:table-column-properties style:column-width="1.302cm"/>
    </style:style>
    <style:style style:name="Table18.B" style:family="table-column">
      <style:table-column-properties style:column-width="15.79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 style:list-style-name="WW8Num17">
      <style:paragraph-properties fo:text-align="center" style:justify-single-word="false"/>
      <style:text-properties fo:font-size="16pt" fo:font-weight="bold" officeooo:paragraph-rsid="0009c66a" style:font-size-asian="16pt" style:font-weight-asian="bold" style:font-size-complex="16pt" style:font-weight-complex="bold"/>
    </style:style>
    <style:style style:name="P2" style:family="paragraph" style:parent-style-name="Standard" style:list-style-name="WW8Num17">
      <style:text-properties fo:font-weight="bold" officeooo:paragraph-rsid="0009c66a" style:font-weight-asian="bold" style:font-weight-complex="bold"/>
    </style:style>
    <style:style style:name="P3" style:family="paragraph" style:parent-style-name="Standard" style:list-style-name="WW8Num17">
      <style:paragraph-properties fo:text-align="justify" style:justify-single-word="false"/>
      <style:text-properties fo:font-weight="bold" officeooo:paragraph-rsid="0009c66a" style:font-weight-asian="bold" style:font-weight-complex="bold"/>
    </style:style>
    <style:style style:name="P4" style:family="paragraph" style:parent-style-name="Standard" style:list-style-name="WW8Num17">
      <style:paragraph-properties style:line-height-at-least="0.564cm" style:snap-to-layout-grid="false"/>
      <style:text-properties fo:font-size="13pt" officeooo:paragraph-rsid="0009c66a" style:font-size-asian="13pt" style:font-size-complex="13pt"/>
    </style:style>
    <style:style style:name="P5" style:family="paragraph" style:parent-style-name="Standard" style:list-style-name="WW8Num17">
      <style:paragraph-properties style:line-height-at-least="0.564cm"/>
      <style:text-properties fo:font-size="13pt" officeooo:paragraph-rsid="0009c66a" style:font-size-asian="13pt" style:font-size-complex="13pt"/>
    </style:style>
    <style:style style:name="P6" style:family="paragraph" style:parent-style-name="Standard" style:list-style-name="WW8Num17">
      <style:paragraph-properties style:line-height-at-least="0.564cm" fo:text-align="end" style:justify-single-word="false"/>
      <style:text-properties fo:font-size="13pt" officeooo:paragraph-rsid="0009c66a" style:font-size-asian="13pt" style:font-size-complex="13pt"/>
    </style:style>
    <style:style style:name="P7" style:family="paragraph" style:parent-style-name="Standard" style:list-style-name="WW8Num17">
      <style:paragraph-properties style:line-height-at-least="0.564cm" style:snap-to-layout-grid="false"/>
      <style:text-properties fo:font-size="13pt" fo:font-weight="bold" officeooo:paragraph-rsid="0009c66a" style:font-size-asian="13pt" style:font-weight-asian="bold" style:font-size-complex="13pt"/>
    </style:style>
    <style:style style:name="P8" style:family="paragraph" style:parent-style-name="Standard" style:list-style-name="WW8Num17">
      <style:paragraph-properties fo:text-align="justify" style:justify-single-word="false" style:snap-to-layout-grid="false"/>
      <style:text-properties officeooo:paragraph-rsid="0009c66a"/>
    </style:style>
    <style:style style:name="P9" style:family="paragraph" style:parent-style-name="Standard" style:list-style-name="WW8Num17">
      <style:paragraph-properties fo:text-align="justify" style:justify-single-word="false"/>
      <style:text-properties officeooo:paragraph-rsid="0009c66a"/>
    </style:style>
    <style:style style:name="P10" style:family="paragraph" style:parent-style-name="Standard" style:list-style-name="WW8Num17">
      <style:paragraph-properties fo:text-align="center" style:justify-single-word="false" style:snap-to-layout-grid="false"/>
      <style:text-properties officeooo:paragraph-rsid="0009c66a"/>
    </style:style>
    <style:style style:name="P11" style:family="paragraph" style:parent-style-name="Standard" style:list-style-name="WW8Num17">
      <style:paragraph-properties fo:text-align="center" style:justify-single-word="false"/>
      <style:text-properties officeooo:paragraph-rsid="0009c66a"/>
    </style:style>
    <style:style style:name="P12" style:family="paragraph" style:parent-style-name="Standard" style:list-style-name="WW8Num17">
      <style:paragraph-properties style:snap-to-layout-grid="false"/>
      <style:text-properties officeooo:paragraph-rsid="0009c66a"/>
    </style:style>
    <style:style style:name="P13" style:family="paragraph" style:parent-style-name="Standard" style:list-style-name="WW8Num17">
      <style:paragraph-properties style:snap-to-layout-grid="false"/>
      <style:text-properties officeooo:paragraph-rsid="000a1c55"/>
    </style:style>
    <style:style style:name="P14" style:family="paragraph" style:parent-style-name="Standard" style:list-style-name="WW8Num17">
      <style:paragraph-properties style:snap-to-layout-grid="false"/>
      <style:text-properties officeooo:rsid="000a1c55" officeooo:paragraph-rsid="000a1c55"/>
    </style:style>
    <style:style style:name="P15" style:family="paragraph" style:parent-style-name="Heading_20_1">
      <style:paragraph-properties fo:line-height="150%" fo:text-align="start" style:justify-single-word="false"/>
      <style:text-properties fo:font-size="16pt" officeooo:paragraph-rsid="0009c66a" style:font-size-asian="16pt" style:font-size-complex="16pt"/>
    </style:style>
    <style:style style:name="T1" style:family="text">
      <style:text-properties style:font-name-asian="Times New Roman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style:font-name="Times New Roman" officeooo:rsid="000a1c55" style:font-name-complex="Times New Roma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28859930216847331" text:style-name="WW8Num17">
        <text:list-item>
          <text:p text:style-name="P1">Arduino Programming Lab</text:p>
        </text:list-item>
        <text:list-item>
          <text:p text:style-name="P2"/>
        </text:list-item>
      </text:list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 table:style-name="Table17.1">
          <table:table-cell table:style-name="Table17.A1" office:value-type="string">
            <text:list xml:id="list103133280460080" text:continue-numbering="true" text:style-name="WW8Num17">
              <text:list-item>
                <text:p text:style-name="P5">Lab Hours/ Week </text:p>
              </text:list-item>
            </text:list>
          </table:table-cell>
          <table:table-cell table:style-name="Table17.A1" office:value-type="string">
            <text:list xml:id="list103133948812626" text:continue-numbering="true" text:style-name="WW8Num17">
              <text:list-item>
                <text:p text:style-name="P5">: 2</text:p>
              </text:list-item>
            </text:list>
          </table:table-cell>
          <table:table-cell table:style-name="Table17.A1" office:value-type="string">
            <text:list xml:id="list103133098324434" text:continue-numbering="true" text:style-name="WW8Num17">
              <text:list-item>
                <text:p text:style-name="P6">Credits :</text:p>
              </text:list-item>
            </text:list>
          </table:table-cell>
          <table:table-cell table:style-name="Table17.A1" office:value-type="string">
            <text:list xml:id="list103133305190514" text:continue-numbering="true" text:style-name="WW8Num17">
              <text:list-item>
                <text:p text:style-name="P5">1.0</text:p>
              </text:list-item>
            </text:list>
          </table:table-cell>
        </table:table-row>
        <table:table-row table:style-name="Table17.1">
          <table:table-cell table:style-name="Table17.A2" office:value-type="string">
            <text:list xml:id="list103133172764217" text:continue-numbering="true" text:style-name="WW8Num17">
              <text:list-item>
                <text:p text:style-name="P5">Sub. Code</text:p>
              </text:list-item>
            </text:list>
          </table:table-cell>
          <table:table-cell table:style-name="Table17.A2" office:value-type="string">
            <text:list xml:id="list103133850396044" text:continue-numbering="true" text:style-name="WW8Num17">
              <text:list-item>
                <text:p text:style-name="P5">: 3CSL03</text:p>
              </text:list-item>
            </text:list>
          </table:table-cell>
          <table:table-cell table:style-name="Table17.A2" office:value-type="string">
            <text:list xml:id="list103134819368844" text:continue-numbering="true" text:style-name="WW8Num17">
              <text:list-item>
                <text:p text:style-name="P6">CIE Marks :</text:p>
              </text:list-item>
            </text:list>
          </table:table-cell>
          <table:table-cell table:style-name="Table17.A2" office:value-type="string">
            <text:list xml:id="list103134697134520" text:continue-numbering="true" text:style-name="WW8Num17">
              <text:list-item>
                <text:p text:style-name="P5">50</text:p>
              </text:list-item>
            </text:list>
          </table:table-cell>
        </table:table-row>
        <table:table-row table:style-name="Table17.1">
          <table:table-cell table:style-name="Table17.A3" office:value-type="string">
            <text:list xml:id="list103134203939562" text:continue-numbering="true" text:style-name="WW8Num17">
              <text:list-item>
                <text:p text:style-name="P7"/>
              </text:list-item>
            </text:list>
          </table:table-cell>
          <table:table-cell table:style-name="Table17.A3" office:value-type="string">
            <text:list xml:id="list103133235568741" text:continue-numbering="true" text:style-name="WW8Num17">
              <text:list-item>
                <text:p text:style-name="P4"/>
              </text:list-item>
            </text:list>
          </table:table-cell>
          <table:table-cell table:style-name="Table17.A3" office:value-type="string">
            <text:list xml:id="list103134998868070" text:continue-numbering="true" text:style-name="WW8Num17">
              <text:list-item>
                <text:p text:style-name="P6">SEE Marks : </text:p>
              </text:list-item>
            </text:list>
          </table:table-cell>
          <table:table-cell table:style-name="Table17.A3" office:value-type="string">
            <text:list xml:id="list103134511722509" text:continue-numbering="true" text:style-name="WW8Num17">
              <text:list-item>
                <text:p text:style-name="P5">50</text:p>
              </text:list-item>
            </text:list>
          </table:table-cell>
        </table:table-row>
      </table:table>
      <text:list xml:id="list103134447639627" text:continue-numbering="true" text:style-name="WW8Num17">
        <text:list-item>
          <text:p text:style-name="P2"/>
        </text:list-item>
        <text:list-item>
          <text:p text:style-name="P3">The following experiments need to be carried out using the Arduino Uno Microcontroller with appropriate hardware components</text:p>
        </text:list-item>
        <text:list-item>
          <text:p text:style-name="P9"/>
        </text:list-item>
      </text:list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list xml:id="list103134143035338" text:continue-numbering="true" text:style-name="WW8Num17">
              <text:list-item>
                <text:p text:style-name="P11">1</text:p>
              </text:list-item>
            </text:list>
          </table:table-cell>
          <table:table-cell table:style-name="Table18.A1" office:value-type="string">
            <text:list xml:id="list103134033007365" text:continue-numbering="true" text:style-name="WW8Num17">
              <text:list-item>
                <text:p text:style-name="P9">Creating <text:s/>a LED wave and demonstrating varying LED brightness</text:p>
              </text:list-item>
              <text:list-item>
                <text:p text:style-name="P9">using Breadboard, LEDs and resistors</text:p>
              </text:list-item>
              <text:list-item>
                <text:p text:style-name="P9"/>
              </text:list-item>
            </text:list>
          </table:table-cell>
        </table:table-row>
        <table:table-row table:style-name="Table18.1">
          <table:table-cell table:style-name="Table18.A1" office:value-type="string">
            <text:list xml:id="list103134508795431" text:continue-numbering="true" text:style-name="WW8Num17">
              <text:list-item>
                <text:p text:style-name="P10">2</text:p>
              </text:list-item>
            </text:list>
          </table:table-cell>
          <table:table-cell table:style-name="Table18.A1" office:value-type="string">
            <text:list xml:id="list103134481575595" text:continue-numbering="true" text:style-name="WW8Num17">
              <text:list-item>
                <text:p text:style-name="P9">Build a Motion detector using a PIR sensor and display appropriate messages</text:p>
              </text:list-item>
              <text:list-item>
                <text:p text:style-name="P9"/>
              </text:list-item>
            </text:list>
          </table:table-cell>
        </table:table-row>
        <table:table-row table:style-name="Table18.1">
          <table:table-cell table:style-name="Table18.A1" office:value-type="string">
            <text:list xml:id="list103133450857894" text:continue-numbering="true" text:style-name="WW8Num17">
              <text:list-item>
                <text:p text:style-name="P11">3</text:p>
              </text:list-item>
            </text:list>
          </table:table-cell>
          <table:table-cell table:style-name="Table18.A1" office:value-type="string">
            <text:list xml:id="list103133641730512" text:continue-numbering="true" text:style-name="WW8Num17">
              <text:list-item>
                <text:p text:style-name="P9">Creating a LED DICE <text:s/>using Breadboard, LEDs, Push Button and resistors</text:p>
              </text:list-item>
              <text:list-item>
                <text:p text:style-name="P9"/>
              </text:list-item>
            </text:list>
          </table:table-cell>
        </table:table-row>
        <table:table-row table:style-name="Table18.1">
          <table:table-cell table:style-name="Table18.A1" office:value-type="string">
            <text:list xml:id="list103134964562303" text:continue-numbering="true" text:style-name="WW8Num17">
              <text:list-item>
                <text:p text:style-name="P11">4</text:p>
              </text:list-item>
            </text:list>
          </table:table-cell>
          <table:table-cell table:style-name="Table18.A1" office:value-type="string">
            <text:list xml:id="list103134904800986" text:continue-numbering="true" text:style-name="WW8Num17">
              <text:list-item>
                <text:p text:style-name="P9">Traffic Light Simulation </text:p>
              </text:list-item>
              <text:list-item>
                <text:p text:style-name="P9">using Breadboard, LEDs, Momentary Switches<text:span text:style-name="T1"> </text:span>and resistors</text:p>
              </text:list-item>
              <text:list-item>
                <text:p text:style-name="P9"/>
              </text:list-item>
            </text:list>
          </table:table-cell>
        </table:table-row>
        <table:table-row table:style-name="Table18.1">
          <table:table-cell table:style-name="Table18.A1" office:value-type="string">
            <text:list xml:id="list103133482884001" text:continue-numbering="true" text:style-name="WW8Num17">
              <text:list-item>
                <text:p text:style-name="P11">5</text:p>
              </text:list-item>
            </text:list>
          </table:table-cell>
          <table:table-cell table:style-name="Table18.A1" office:value-type="string">
            <text:list xml:id="list103134178551996" text:continue-numbering="true" text:style-name="WW8Num17">
              <text:list-item>
                <text:p text:style-name="P9">Building your own Stopwatch/Timer </text:p>
              </text:list-item>
              <text:list-item>
                <text:p text:style-name="P9">using Breadboard, LCD display, Push Button and resistors</text:p>
              </text:list-item>
              <text:list-item>
                <text:p text:style-name="P9"/>
              </text:list-item>
            </text:list>
          </table:table-cell>
        </table:table-row>
        <table:table-row table:style-name="Table18.1">
          <table:table-cell table:style-name="Table18.A1" office:value-type="string">
            <text:list xml:id="list103135064647873" text:continue-numbering="true" text:style-name="WW8Num17">
              <text:list-item>
                <text:p text:style-name="P11">6</text:p>
              </text:list-item>
            </text:list>
          </table:table-cell>
          <table:table-cell table:style-name="Table18.A1" office:value-type="string">
            <text:list xml:id="list103133841967544" text:continue-numbering="true" text:style-name="WW8Num17">
              <text:list-item>
                <text:p text:style-name="P9">Flame Sensor using a Fire sensor and a flame source</text:p>
              </text:list-item>
              <text:list-item>
                <text:p text:style-name="P9"/>
              </text:list-item>
            </text:list>
          </table:table-cell>
        </table:table-row>
        <table:table-row table:style-name="Table18.1">
          <table:table-cell table:style-name="Table18.A1" office:value-type="string">
            <text:list xml:id="list103134745078608" text:continue-numbering="true" text:style-name="WW8Num17">
              <text:list-item>
                <text:p text:style-name="P11">7</text:p>
              </text:list-item>
            </text:list>
          </table:table-cell>
          <table:table-cell table:style-name="Table18.A1" office:value-type="string">
            <text:list xml:id="list103133472562727" text:continue-numbering="true" text:style-name="WW8Num17">
              <text:list-item>
                <text:p text:style-name="P9">Controlling the LED with a push buttons and photo resistors (LDR)</text:p>
              </text:list-item>
              <text:list-item>
                <text:p text:style-name="P9"/>
              </text:list-item>
            </text:list>
          </table:table-cell>
        </table:table-row>
        <table:table-row table:style-name="Table18.1">
          <table:table-cell table:style-name="Table18.A1" office:value-type="string">
            <text:list xml:id="list103135084051555" text:continue-numbering="true" text:style-name="WW8Num17">
              <text:list-item>
                <text:p text:style-name="P11">8</text:p>
              </text:list-item>
            </text:list>
          </table:table-cell>
          <table:table-cell table:style-name="Table18.A1" office:value-type="string">
            <text:list xml:id="list103134011990917" text:continue-numbering="true" text:style-name="WW8Num17">
              <text:list-item>
                <text:p text:style-name="P9">Hello World Greeting on a LCD Display </text:p>
              </text:list-item>
              <text:list-item>
                <text:p text:style-name="P8">using LCD display</text:p>
              </text:list-item>
              <text:list-item>
                <text:p text:style-name="P8"/>
              </text:list-item>
            </text:list>
          </table:table-cell>
        </table:table-row>
        <table:table-row table:style-name="Table18.1">
          <table:table-cell table:style-name="Table18.A1" office:value-type="string">
            <text:list xml:id="list103134528366640" text:continue-numbering="true" text:style-name="WW8Num17">
              <text:list-item>
                <text:p text:style-name="P11">9</text:p>
              </text:list-item>
            </text:list>
          </table:table-cell>
          <table:table-cell table:style-name="Table18.A1" office:value-type="string">
            <text:list xml:id="list103134383887991" text:continue-numbering="true" text:style-name="WW8Num17">
              <text:list-item>
                <text:p text:style-name="P9">Rain Indicator using a Rain sensor and a water source</text:p>
              </text:list-item>
            </text:list>
          </table:table-cell>
        </table:table-row>
        <table:table-row table:style-name="Table18.1">
          <table:table-cell table:style-name="Table18.A1" table:number-columns-spanned="2" office:value-type="string">
            <text:list xml:id="list103134349888833" text:continue-numbering="true" text:style-name="WW8Num17">
              <text:list-item>
                <text:p text:style-name="P12"/>
              </text:list-item>
              <text:list-item>
                <text:p text:style-name="P13">Online resources : </text:p>
              </text:list-item>
              <text:list-item>
                <text:p text:style-name="P13"/>
              </text:list-item>
              <text:list-item>
                <text:p text:style-name="P13"><text:a xlink:type="simple" xlink:href="https://www.arduino.cc/en/Guide/HomePage"><text:span text:style-name="Internet_20_link"><text:span text:style-name="T2">https://www.arduino.cc/en/Guide/HomePage</text:span></text:span></text:a></text:p>
              </text:list-item>
              <text:list-item>
                <text:p text:style-name="P14"><text:a xlink:type="simple" xlink:href="http://moodle.sit.ac.in/moodle/"><text:span text:style-name="Internet_20_link"><text:span text:style-name="T2"/></text:span></text:a></text:p>
              </text:list-item>
              <text:list-item>
                <text:p text:style-name="P14"/>
              </text:list-item>
            </text:list>
          </table:table-cell>
          <table:covered-table-cell/>
        </table:table-row>
      </table:table>
      <text:list xml:id="list103133392888116" text:continue-numbering="true" text:style-name="WW8Num17">
        <text:list-item>
          <text:h text:style-name="P15" text:outline-level="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Batang" svg:font-family="Batang, 바탕"/>
    <style:font-face style:name="Lohit Hindi1" svg:font-family="'Lohit Hindi'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list-style-name="WW8Num17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WW8Num17z0" style:family="text">
      <style:text-properties fo:color="#000000" style:font-name="Times New Roman" fo:font-family="'Times New Roman'" style:font-family-generic="roman" style:font-pitch="variable" fo:font-size="13pt" fo:font-weight="bold" style:font-name-asian="Batang" style:font-family-asian="Batang, 바탕" style:font-size-asian="13pt" style:font-weight-asian="bold" style:font-name-complex="Bookman Old Style" style:font-family-complex="'Bookman Old Style'" style:font-family-generic-complex="roman" style:font-pitch-complex="variable" style:font-size-complex="13pt" style:font-weight-complex="bold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-Default_20_Paragraph_20_Font" style:display-name="WW-Default Paragraph Font" style:family="text"/>
    <style:style style:name="Internet_20_link" style:display-name="Internet link" style:family="text" style:parent-style-name="WW-Default_20_Paragraph_20_Font">
      <style:text-properties fo:color="#003399" style:font-name="Verdana" fo:font-family="Verdana" style:font-family-generic="swiss" style:font-pitch="variable" style:text-underline-style="solid" style:text-underline-width="auto" style:text-underline-color="font-color" style:font-name-complex="Verdana" style:font-family-complex="Verdana" style:font-family-generic-complex="swiss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7">
      <text:list-level-style-number text:level="1" text:style-name="WW8Num17z0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text:style-name="WW8Num17z1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text:style-name="WW8Num17z2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text:style-name="WW8Num17z3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text:style-name="WW8Num17z4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text:style-name="WW8Num17z5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text:style-name="WW8Num17z6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text:style-name="WW8Num17z7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text:style-name="WW8Num17z8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6-04-05T10:28:21.153855830</meta:creation-date>
    <dc:date>2016-04-05T10:31:32.865729423</dc:date>
    <dc:creator>asus </dc:creator>
    <meta:editing-duration>PT2M27S</meta:editing-duration>
    <meta:editing-cycles>2</meta:editing-cycles>
    <meta:generator>LibreOffice/4.2.8.2$Linux_X86_64 LibreOffice_project/420m0$Build-2</meta:generator>
    <meta:document-statistic meta:table-count="2" meta:image-count="0" meta:object-count="0" meta:page-count="1" meta:paragraph-count="36" meta:word-count="153" meta:character-count="926" meta:non-whitespace-character-count="801"/>
  </office:meta>
</office:document-meta>
</file>